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7680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76800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6800"/>
    </style:style>
    <style:style style:name="P6" style:family="paragraph" style:parent-style-name="Heading_20_1">
      <style:paragraph-properties fo:margin-top="0cm" fo:margin-bottom="0cm" loext:contextual-spacing="false"/>
      <style:text-properties officeooo:rsid="001e73af" officeooo:paragraph-rsid="001e73af"/>
    </style:style>
    <style:style style:name="T1" style:family="text">
      <style:text-properties officeooo:rsid="0020c1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242_828008079"/>Collision<text:bookmark-end text:name="__RefHeading___Toc242_828008079"/></text:h>
          </table:table-cell>
        </table:table-row>
      </table:table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0c1f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0</text:span>.2 <text:s/>Editors - Properties Editor - Physics - Collision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1T18:46:03.141000000</meta:creation-date>
    <dc:title>standard1cm</dc:title>
    <meta:editing-duration>PT10M47S</meta:editing-duration>
    <meta:editing-cycles>12</meta:editing-cycles>
    <meta:generator>LibreOffice/6.3.6.2$Windows_X86_64 LibreOffice_project/2196df99b074d8a661f4036fca8fa0cbfa33a497</meta:generator>
    <dc:date>2020-06-30T11:22:19.305000000</dc:date>
    <meta:document-statistic meta:table-count="1" meta:image-count="0" meta:object-count="0" meta:page-count="1" meta:paragraph-count="3" meta:word-count="16" meta:character-count="101" meta:non-whitespace-character-count="87"/>
    <meta:template xlink:type="simple" xlink:actuate="onRequest" xlink:title="standard1cm" xlink:href="../../../../AppData/Roaming/LibreOffice/4/user/template/standard1cm.ott" meta:date="2016-03-31T18:46:03.011000000"/>
  </office:meta>
</office:document-meta>
</file>